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58" officeooo:paragraph-rsid="001c8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56 5176 2048</text:p>
      <text:p text:style-name="P1">CBOW (</text:p>
      <text:p text:style-name="P1"><text:s text:c="2"/>(embedding): Linear (5056 -&gt; 164)</text:p>
      <text:p text:style-name="P1"><text:s text:c="2"/>(embedding_output): Linear (164 -&gt; 5176)</text:p>
      <text:p text:style-name="P1"><text:s text:c="2"/>(img_output): Linear (2048 -&gt; 5176)</text:p>
      <text:p text:style-name="P1">)</text:p>
      <text:p text:style-name="P1">initial loss</text:p>
      <text:p text:style-name="P1">iter 0: validation loss/sent 8.550322, accuracy=0.066837</text:p>
      <text:p text:style-name="P1">learning rate words: 0.001000, learning rate output: 0.000100,</text:p>
      <text:p text:style-name="P1"><text:s/>batch size: 64</text:p>
      <text:p text:style-name="P1">0</text:p>
      <text:p text:style-name="P1">iter 0: train loss/sent 3.602039, time=279.67s</text:p>
      <text:p text:style-name="P1">iter 0: validation loss/sent 3.490191, accuracy=29.842932</text:p>
      <text:p text:style-name="P1">Unique correct answers 73</text:p>
      <text:p text:style-name="P1">Unique predict answers 113</text:p>
      <text:p text:style-name="P1">1</text:p>
      <text:p text:style-name="P1">iter 1: train loss/sent 2.608025, time=260.47s</text:p>
      <text:p text:style-name="P1">iter 1: validation loss/sent 3.257657, accuracy=33.363039</text:p>
      <text:p text:style-name="P1">Unique correct answers 148</text:p>
      <text:p text:style-name="P1">Unique predict answers 301</text:p>
      <text:p text:style-name="P1">2</text:p>
      <text:p text:style-name="P1">iter 2: train loss/sent 2.036250, time=272.42s</text:p>
      <text:p text:style-name="P1">iter 2: validation loss/sent 3.207015, accuracy=33.374178</text:p>
      <text:p text:style-name="P1">Unique correct answers 187</text:p>
      <text:p text:style-name="P1">Unique predict answers 425</text:p>
      <text:p text:style-name="P1">3</text:p>
      <text:p text:style-name="P1">iter 3: train loss/sent 1.651702, time=293.00s</text:p>
      <text:p text:style-name="P1">iter 3: validation loss/sent 3.199552, accuracy=34.153949</text:p>
      <text:p text:style-name="P1">Unique correct answers 220</text:p>
      <text:p text:style-name="P1">Unique predict answers 524</text:p>
      <text:p text:style-name="P1">4</text:p>
      <text:p text:style-name="P1">iter 4: train loss/sent 1.386904, time=304.25s</text:p>
      <text:p text:style-name="P1">iter 4: validation loss/sent 3.235773, accuracy=33.619249</text:p>
      <text:p text:style-name="P1">Unique correct answers 211</text:p>
      <text:p text:style-name="P1">Unique predict answers 544</text:p>
      <text:p text:style-name="P1">5</text:p>
      <text:p text:style-name="P1">iter 5: train loss/sent 1.206607, time=311.50s</text:p>
      <text:p text:style-name="P1">iter 5: validation loss/sent 3.262439, accuracy=33.830901</text:p>
      <text:p text:style-name="P1">Unique correct answers 238</text:p>
      <text:p text:style-name="P1">Unique predict answers 596</text:p>
      <text:p text:style-name="P1">6</text:p>
      <text:p text:style-name="P1">iter 6: train loss/sent 1.070071, time=304.55s</text:p>
      <text:p text:style-name="P1">iter 6: validation loss/sent 3.316384, accuracy=34.365601</text:p>
      <text:p text:style-name="P1">Unique correct answers 242</text:p>
      <text:p text:style-name="P1">Unique predict answers 592</text:p>
      <text:p text:style-name="P1">7</text:p>
      <text:p text:style-name="P1">iter 7: train loss/sent 0.987302, time=311.62s</text:p>
      <text:p text:style-name="P1">iter 7: validation loss/sent 3.370962, accuracy=34.666370</text:p>
      <text:p text:style-name="P1">Unique correct answers 248</text:p>
      <text:p text:style-name="P1">Unique predict answers 632</text:p>
      <text:p text:style-name="P1">8</text:p>
      <text:p text:style-name="P1">iter 8: train loss/sent 0.928028, time=306.35s</text:p>
      <text:p text:style-name="P1"><text:soft-page-break/>iter 8: validation loss/sent 3.422093, accuracy=34.911440</text:p>
      <text:p text:style-name="P1">Unique correct answers 254</text:p>
      <text:p text:style-name="P1">Unique predict answers 637</text:p>
      <text:p text:style-name="P1">9</text:p>
      <text:p text:style-name="P1">iter 9: train loss/sent 0.877662, time=306.99s</text:p>
      <text:p text:style-name="P1">iter 9: validation loss/sent 3.472779, accuracy=34.855742</text:p>
      <text:p text:style-name="P1">Unique correct answers 251</text:p>
      <text:p text:style-name="P1">Unique predict answers 635</text:p>
      <text:p text:style-name="P1">10</text:p>
      <text:p text:style-name="P1">iter 10: train loss/sent 0.833256, time=310.09s</text:p>
      <text:p text:style-name="P1">iter 10: validation loss/sent 3.548768, accuracy=34.577253</text:p>
      <text:p text:style-name="P1">Unique correct answers 250</text:p>
      <text:p text:style-name="P1">Unique predict answers 641</text:p>
      <text:p text:style-name="P1">11</text:p>
      <text:p text:style-name="P1">iter 11: train loss/sent 0.797509, time=311.05s</text:p>
      <text:p text:style-name="P1">iter 11: validation loss/sent 3.607985, accuracy=34.510416</text:p>
      <text:p text:style-name="P1">Unique correct answers 259</text:p>
      <text:p text:style-name="P1">Unique predict answers 626</text:p>
      <text:p text:style-name="P1">12</text:p>
      <text:p text:style-name="P1">iter 12: train loss/sent 0.776286, time=309.48s</text:p>
      <text:p text:style-name="P1">iter 12: validation loss/sent 3.664535, accuracy=34.488136</text:p>
      <text:p text:style-name="P1">Unique correct answers 251</text:p>
      <text:p text:style-name="P1">Unique predict answers 617</text:p>
      <text:p text:style-name="P1">13</text:p>
      <text:p text:style-name="P1">iter 13: train loss/sent 0.752510, time=314.13s</text:p>
      <text:p text:style-name="P1">iter 13: validation loss/sent 3.738147, accuracy=34.399020</text:p>
      <text:p text:style-name="P1">Unique correct answers 254</text:p>
      <text:p text:style-name="P1">Unique predict answers 609</text:p>
      <text:p text:style-name="P1">14</text:p>
      <text:p text:style-name="P1">^Z</text:p>
      <text:p text:style-name="P1">[1]+ <text:s/>Stopped <text:s text:c="16"/>python3 project_3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29:37.835875571</meta:creation-date>
    <dc:date>2017-12-14T10:30:07.476218802</dc:date>
    <meta:editing-duration>PT30S</meta:editing-duration>
    <meta:editing-cycles>1</meta:editing-cycles>
    <meta:document-statistic meta:table-count="0" meta:image-count="0" meta:object-count="0" meta:page-count="2" meta:paragraph-count="83" meta:word-count="340" meta:character-count="2529" meta:non-whitespace-character-count="2248"/>
    <meta:generator>LibreOffice/5.1.6.2$Linux_X86_64 LibreOffice_project/10m0$Build-2</meta:generator>
  </office:meta>
</office:document-meta>
</file>